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728in"/>
    </style:style>
    <style:style style:name="co3" style:family="table-column">
      <style:table-column-properties fo:break-before="auto" style:column-width="0.3508in"/>
    </style:style>
    <style:style style:name="co4" style:family="table-column">
      <style:table-column-properties fo:break-before="auto" style:column-width="0.3228in"/>
    </style:style>
    <style:style style:name="co5" style:family="table-column">
      <style:table-column-properties fo:break-before="auto" style:column-width="0.3173in"/>
    </style:style>
    <style:style style:name="co6" style:family="table-column">
      <style:table-column-properties fo:break-before="auto" style:column-width="0.4898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0.4618in"/>
    </style:style>
    <style:style style:name="co9" style:family="table-column">
      <style:table-column-properties fo:break-before="auto" style:column-width="0.3118in"/>
    </style:style>
    <style:style style:name="co10" style:family="table-column">
      <style:table-column-properties fo:break-before="auto" style:column-width="0.2728in"/>
    </style:style>
    <style:style style:name="co11" style:family="table-column">
      <style:table-column-properties fo:break-before="auto" style:column-width="0.2618in"/>
    </style:style>
    <style:style style:name="co12" style:family="table-column">
      <style:table-column-properties fo:break-before="auto" style:column-width="0.3063in"/>
    </style:style>
    <style:style style:name="co13" style:family="table-column">
      <style:table-column-properties fo:break-before="auto" style:column-width="0.9689in"/>
    </style:style>
    <style:style style:name="co14" style:family="table-column">
      <style:table-column-properties fo:break-before="auto" style:column-width="0.9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Din == 011xxxx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Din != x11xxxx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Din == 111x11x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mm</text:p>
          </table:table-cell>
          <table:table-cell office:value-type="string" calcext:value-type="string">
            <text:p>Din == 111xxxxx &amp; !jum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in == xxx1xxx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Din == xxxx11x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zd</text:p>
          </table:table-cell>
          <table:table-cell office:value-type="string" calcext:value-type="string">
            <text:p>Din == xxxxxx1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jop</text:p>
          </table:table-cell>
          <table:table-cell office:value-type="string" calcext:value-type="string">
            <text:p>Din[4,1:0]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uOp</text:p>
          </table:table-cell>
          <table:table-cell office:value-type="string" calcext:value-type="string">
            <text:p>Imm ? Din[4:2] : Din[7:5]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d</text:p>
          </table:table-cell>
          <table:table-cell office:value-type="string" calcext:value-type="string">
            <text:p>Din[3:0]</text:p>
          </table:table-cell>
          <table:table-cell table:number-columns-repeated="2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\decode</text:p>
          </table:table-cell>
          <table:table-cell/>
          <table:table-cell office:value-type="string" calcext:value-type="string">
            <text:p>\decodeSkip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fetch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th &amp; zs &amp; zf</text:p>
          </table:table-cell>
          <table:table-cell table:number-columns-repeated="3"/>
          <table:table-cell office:value-type="string" calcext:value-type="string">
            <text:p>mathzz</text:p>
          </table:table-cell>
          <table:table-cell/>
          <table:table-cell office:value-type="string" calcext:value-type="string">
            <text:p>skip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th &amp; !zs &amp; zd</text:p>
          </table:table-cell>
          <table:table-cell table:number-columns-repeated="3"/>
          <table:table-cell office:value-type="string" calcext:value-type="string">
            <text:p>mathrz</text:p>
          </table:table-cell>
          <table:table-cell/>
          <table:table-cell office:value-type="string" calcext:value-type="string">
            <text:p>skip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th &amp; zs &amp; !zd</text:p>
          </table:table-cell>
          <table:table-cell table:number-columns-repeated="3"/>
          <table:table-cell office:value-type="string" calcext:value-type="string">
            <text:p>mathzr</text:p>
          </table:table-cell>
          <table:table-cell/>
          <table:table-cell office:value-type="string" calcext:value-type="string">
            <text:p>skip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th &amp; !zs &amp; !zd</text:p>
          </table:table-cell>
          <table:table-cell table:number-columns-repeated="3"/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fetch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Imm &amp; zd</text:p>
          </table:table-cell>
          <table:table-cell table:number-columns-repeated="3"/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skip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Imm &amp; !zd</text:p>
          </table:table-cell>
          <table:table-cell table:number-columns-repeated="3"/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skip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Jump &amp; jop == 0</text:p>
          </table:table-cell>
          <table:table-cell table:number-columns-repeated="3"/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skip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Jump &amp; jop == 1</text:p>
          </table:table-cell>
          <table:table-cell table:number-columns-repeated="3"/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skip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Jump &amp; jop == 2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Jump &amp; jop == 3</text:p>
          </table:table-cell>
          <table:table-cell table:number-columns-repeated="3"/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fetch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Jump &amp; jop == 4</text:p>
          </table:table-cell>
          <table:table-cell table:number-columns-repeated="3"/>
          <table:table-cell office:value-type="string" calcext:value-type="string">
            <text:p>jumpz</text:p>
          </table:table-cell>
          <table:table-cell/>
          <table:table-cell office:value-type="string" calcext:value-type="string">
            <text:p>skip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Jump &amp; jop == 5</text:p>
          </table:table-cell>
          <table:table-cell table:number-columns-repeated="3"/>
          <table:table-cell office:value-type="string" calcext:value-type="string">
            <text:p>callz</text:p>
          </table:table-cell>
          <table:table-cell/>
          <table:table-cell office:value-type="string" calcext:value-type="string">
            <text:p>skip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Jump &amp; jop == 6</text:p>
          </table:table-cell>
          <table:table-cell table:number-columns-repeated="3"/>
          <table:table-cell office:value-type="string" calcext:value-type="string">
            <text:p>rjump</text:p>
          </table:table-cell>
          <table:table-cell/>
          <table:table-cell office:value-type="string" calcext:value-type="string">
            <text:p>skip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Jump &amp; jop == 7</text:p>
          </table:table-cell>
          <table:table-cell table:number-columns-repeated="3"/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skip1</text:p>
          </table:table-cell>
          <table:table-cell table:number-columns-repeated="1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\mA</text:p>
          </table:table-cell>
          <table:table-cell office:value-type="string" calcext:value-type="string">
            <text:p>SvAluOp[2]?00:SvAluOp[1:0]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\mL</text:p>
          </table:table-cell>
          <table:table-cell office:value-type="string" calcext:value-type="string">
            <text:p>SvAluOp[2]?svAluOp[1:0]:1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\mCin</text:p>
          </table:table-cell>
          <table:table-cell office:value-type="string" calcext:value-type="string">
            <text:p>!svAluOp[2]&amp;svAluOp[0]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\S</text:p>
          </table:table-cell>
          <table:table-cell office:value-type="string" calcext:value-type="string">
            <text:p>{00,svS}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\D</text:p>
          </table:table-cell>
          <table:table-cell office:value-type="string" calcext:value-type="string">
            <text:p>{00,svD}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\kD</text:p>
          </table:table-cell>
          <table:table-cell office:value-type="string" calcext:value-type="string">
            <text:p>prevK ? 0011 : {00,svD}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\kD2</text:p>
          </table:table-cell>
          <table:table-cell office:value-type="string" calcext:value-type="string">
            <text:p>useK ? 0011 : {00,svD}</text:p>
          </table:table-cell>
          <table:table-cell table:number-columns-repeated="2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a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Ad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rMem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reset</text:p>
          </table:table-cell>
          <table:table-cell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b</text:p>
          </table:table-cell>
          <table:table-cell/>
          <table:table-cell office:value-type="string" calcext:value-type="string">
            <text:p>PH,PL = 0</text:p>
          </table:table-cell>
        </table:table-row>
        <table:table-row table:style-name="ro1">
          <table:table-cell office:value-type="string" calcext:value-type="string">
            <text:p>resetb</text:p>
          </table:table-cell>
          <table:table-cell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fetchb:fetc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skipf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fb:ski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2b: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1b: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tr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eK|!tr?fetch:skipf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jumpb:jum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e</text:p>
          </table:table-cell>
          <table:table-cell/>
          <table:table-cell office:value-type="string" calcext:value-type="string">
            <text:p>PH*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tu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8">00/00/0000</text:date>, <text:time style:data-style-name="N2" text:time-value="10:07:57.178270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2:17:43.911011529</meta:creation-date>
    <dc:date>2023-12-28T23:32:10.740960287</dc:date>
    <meta:editing-duration>PT12H54M53S</meta:editing-duration>
    <meta:editing-cycles>38</meta:editing-cycles>
    <meta:generator>LibreOffice/7.0.4.2$Linux_X86_64 LibreOffice_project/00$Build-2</meta:generator>
    <meta:document-statistic meta:table-count="1" meta:cell-count="606" meta:object-count="0"/>
  </office:meta>
</office:document-meta>
</file>